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4D8000006DA6156EAAF.png" manifest:media-type="image/png"/>
  <manifest:file-entry manifest:full-path="Pictures/10000000000004D8000006DA153A7095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Kalenderwoche" form:control-implementation="ooo:com.sun.star.form.component.TextField" form:convert-empty-to-null="true" form:id="control1" form:current-value="51/12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" form:control-implementation="ooo:com.sun.star.form.component.TextField" form:convert-empty-to-null="true" form:id="control2" form:current-value="17.12.2012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" form:control-implementation="ooo:com.sun.star.form.component.TextField" form:convert-empty-to-null="true" form:id="control3" form:current-value="22.12.2012">
            <form:properties>
              <form:property form:property-name="DefaultControl" office:value-type="string" office:string-value="com.sun.star.form.control.TextField"/>
            </form:properties>
          </form:text>
          <form:text form:name="Montag rege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hoch temp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tief temp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wett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regen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hoch temp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tief temp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wetter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rege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hoch temp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tief temp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wetter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regen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hoch temp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tief temp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wetter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regen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hoch temp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tief temp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wetter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regen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hoch temp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tief temp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regen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hoch temp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tief temp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wetter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taetig" form:control-implementation="ooo:com.sun.star.form.component.TextField" form:convert-empty-to-null="true" form:id="control32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taetig" form:control-implementation="ooo:com.sun.star.form.component.TextField" form:convert-empty-to-null="true" form:id="control33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taetig" form:control-implementation="ooo:com.sun.star.form.component.TextField" form:convert-empty-to-null="true" form:id="control34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taetig" form:control-implementation="ooo:com.sun.star.form.component.TextField" form:convert-empty-to-null="true" form:id="control35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taetig" form:control-implementation="ooo:com.sun.star.form.component.TextField" form:convert-empty-to-null="true" form:id="control36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taetig" form:control-implementation="ooo:com.sun.star.form.component.TextField" form:convert-empty-to-null="true" form:id="control37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alenderwoche2" form:control-implementation="ooo:com.sun.star.form.component.TextField" form:convert-empty-to-null="true" form:id="control41" form:current-value="51/12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2" form:control-implementation="ooo:com.sun.star.form.component.TextField" form:convert-empty-to-null="true" form:id="control42" form:current-value="17.12.2012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2" form:control-implementation="ooo:com.sun.star.form.component.TextField" form:convert-empty-to-null="true" form:id="control43" form:current-value="22.12.2012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bemerk" form:control-implementation="ooo:com.sun.star.form.component.TextField" form:convert-empty-to-null="true" form:id="control44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bemerk" form:control-implementation="ooo:com.sun.star.form.component.TextField" form:convert-empty-to-null="true" form:id="control45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bemerk" form:control-implementation="ooo:com.sun.star.form.component.TextField" form:convert-empty-to-null="true" form:id="control46" form:current-value="wasrgkolpkijhuozgtfusxdgtsdaolf#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bemerk" form:control-implementation="ooo:com.sun.star.form.component.TextField" form:convert-empty-to-null="true" form:id="control47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bemerk" form:control-implementation="ooo:com.sun.star.form.component.TextField" form:convert-empty-to-null="true" form:id="control48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bemerk" form:control-implementation="ooo:com.sun.star.form.component.TextField" form:convert-empty-to-null="true" form:id="control49" form:current-value="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2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2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2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gesberichte"><draw:frame draw:style-name="fr1" draw:name="graphics1" text:anchor-type="paragraph" svg:x="-0.7618in" svg:y="-0.5752in" svg:width="8.4492in" svg:height="11in" draw:z-index="5"><draw:image xlink:href="Pictures/10000000000004D8000006DA6156EAAF.png" xlink:type="simple" xlink:show="embed" xlink:actuate="onLoad"/></draw:frame><draw:frame draw:style-name="fr1" draw:name="graphics2" text:anchor-type="paragraph" svg:x="-0.7626in" svg:y="8.6516in" svg:width="8.45in" svg:height="10.9854in" draw:z-index="0"><draw:image xlink:href="Pictures/10000000000004D8000006DA153A7095.png" xlink:type="simple" xlink:show="embed" xlink:actuate="onLoad"/></draw:frame><draw:control text:anchor-type="paragraph" draw:z-index="1" draw:style-name="gr1" draw:text-style-name="P2" svg:width="0.4598in" svg:height="0.174in" svg:x="1.961in" svg:y="0.0508in" draw:control="control1"/><draw:control text:anchor-type="paragraph" draw:z-index="2" draw:style-name="gr1" draw:text-style-name="P2" svg:width="1.1287in" svg:height="0.1996in" svg:x="4.3744in" svg:y="0.0252in" draw:control="control2"/><draw:control text:anchor-type="paragraph" draw:z-index="3" draw:style-name="gr1" draw:text-style-name="P2" svg:width="1.0335in" svg:height="0.1823in" svg:x="5.8236in" svg:y="0.0425in" draw:control="control3"/><draw:control text:anchor-type="paragraph" draw:z-index="4" draw:style-name="gr1" draw:text-style-name="P2" svg:width="1.1205in" svg:height="0.2087in" svg:x="0.9626in" svg:y="0.702in" draw:control="control4"/><draw:control text:anchor-type="paragraph" draw:z-index="6" draw:style-name="gr1" draw:text-style-name="P2" svg:width="1.1197in" svg:height="0.2087in" svg:x="2.0827in" svg:y="0.702in" draw:control="control5"/><draw:control text:anchor-type="paragraph" draw:z-index="7" draw:style-name="gr1" draw:text-style-name="P2" svg:width="1.1197in" svg:height="0.2087in" svg:x="3.202in" svg:y="0.702in" draw:control="control6"/><draw:control text:anchor-type="paragraph" draw:z-index="8" draw:style-name="gr1" draw:text-style-name="P2" svg:width="2.5268in" svg:height="0.2169in" svg:x="4.3217in" svg:y="0.702in" draw:control="control7"/><draw:control text:anchor-type="paragraph" draw:z-index="9" draw:style-name="gr1" draw:text-style-name="P2" svg:width="1.1287in" svg:height="0.2087in" svg:x="0.9626in" svg:y="0.9102in" draw:control="control8"/><draw:control text:anchor-type="paragraph" draw:z-index="10" draw:style-name="gr1" draw:text-style-name="P2" svg:width="1.1114in" svg:height="0.2087in" svg:x="2.0909in" svg:y="0.9102in" draw:control="control9"/><draw:control text:anchor-type="paragraph" draw:z-index="11" draw:style-name="gr1" draw:text-style-name="P2" svg:width="1.1197in" svg:height="0.1996in" svg:x="3.202in" svg:y="0.9102in" draw:control="control10"/><draw:control text:anchor-type="paragraph" draw:z-index="12" draw:style-name="gr1" draw:text-style-name="P2" svg:width="2.5268in" svg:height="0.1913in" svg:x="4.3217in" svg:y="0.9189in" draw:control="control11"/><draw:control text:anchor-type="paragraph" draw:z-index="13" draw:style-name="gr1" draw:text-style-name="P2" svg:width="1.1197in" svg:height="0.1996in" svg:x="0.9626in" svg:y="1.1189in" draw:control="control12"/><draw:control text:anchor-type="paragraph" draw:z-index="14" draw:style-name="gr1" draw:text-style-name="P2" svg:width="1.1205in" svg:height="0.1913in" svg:x="2.0819in" svg:y="1.1189in" draw:control="control13"/><draw:control text:anchor-type="paragraph" draw:z-index="15" draw:style-name="gr1" draw:text-style-name="P2" svg:width="1.1114in" svg:height="0.2087in" svg:x="3.202in" svg:y="1.1098in" draw:control="control14"/><draw:control text:anchor-type="paragraph" draw:z-index="16" draw:style-name="gr1" draw:text-style-name="P2" svg:width="2.526in" svg:height="0.2087in" svg:x="4.3134in" svg:y="1.1098in" draw:control="control15"/><draw:control text:anchor-type="paragraph" draw:z-index="17" draw:style-name="gr1" draw:text-style-name="P2" svg:width="1.1197in" svg:height="0.2004in" svg:x="0.9626in" svg:y="1.3181in" draw:control="control16"/><draw:control text:anchor-type="paragraph" draw:z-index="18" draw:style-name="gr1" draw:text-style-name="P2" svg:width="1.1205in" svg:height="0.2087in" svg:x="2.0819in" svg:y="1.3098in" draw:control="control17"/><draw:control text:anchor-type="paragraph" draw:z-index="19" draw:style-name="gr1" draw:text-style-name="P2" svg:width="1.1114in" svg:height="0.2087in" svg:x="3.202in" svg:y="1.3098in" draw:control="control18"/><draw:control text:anchor-type="paragraph" draw:z-index="20" draw:style-name="gr1" draw:text-style-name="P2" svg:width="2.526in" svg:height="0.2004in" svg:x="4.3134in" svg:y="1.3181in" draw:control="control19"/><draw:control text:anchor-type="paragraph" draw:z-index="21" draw:style-name="gr1" draw:text-style-name="P2" svg:width="1.1197in" svg:height="0.2087in" svg:x="0.9626in" svg:y="1.5181in" draw:control="control20"/><draw:control text:anchor-type="paragraph" draw:z-index="22" draw:style-name="gr1" draw:text-style-name="P2" svg:width="1.1205in" svg:height="0.2087in" svg:x="2.0819in" svg:y="1.5181in" draw:control="control21"/><draw:control text:anchor-type="paragraph" draw:z-index="23" draw:style-name="gr1" draw:text-style-name="P2" svg:width="1.1114in" svg:height="0.1996in" svg:x="3.202in" svg:y="1.5181in" draw:control="control22"/><draw:control text:anchor-type="paragraph" draw:z-index="24" draw:style-name="gr1" draw:text-style-name="P2" svg:width="2.5524in" svg:height="0.1996in" svg:x="4.3134in" svg:y="1.5181in" draw:control="control23"/><draw:control text:anchor-type="paragraph" draw:z-index="25" draw:style-name="gr1" draw:text-style-name="P2" svg:width="1.1197in" svg:height="0.1996in" svg:x="0.9626in" svg:y="1.7264in" draw:control="control24"/><draw:control text:anchor-type="paragraph" draw:z-index="26" draw:style-name="gr1" draw:text-style-name="P2" svg:width="1.1205in" svg:height="0.1996in" svg:x="2.0819in" svg:y="1.7264in" draw:control="control25"/><draw:control text:anchor-type="paragraph" draw:z-index="27" draw:style-name="gr1" draw:text-style-name="P2" svg:width="1.1114in" svg:height="0.2087in" svg:x="3.202in" svg:y="1.7173in" draw:control="control26"/><draw:control text:anchor-type="paragraph" draw:z-index="28" draw:style-name="gr1" draw:text-style-name="P2" svg:width="2.5524in" svg:height="0.2087in" svg:x="4.3134in" svg:y="1.7173in" draw:control="control27"/><draw:control text:anchor-type="paragraph" draw:z-index="29" draw:style-name="gr1" draw:text-style-name="P2" svg:width="1.1197in" svg:height="0.2004in" svg:x="0.9626in" svg:y="1.9256in" draw:control="control28"/><draw:control text:anchor-type="paragraph" draw:z-index="30" draw:style-name="gr1" draw:text-style-name="P2" svg:width="1.1205in" svg:height="0.2004in" svg:x="2.0819in" svg:y="1.9256in" draw:control="control29"/><draw:control text:anchor-type="paragraph" draw:z-index="31" draw:style-name="gr1" draw:text-style-name="P2" svg:width="1.1114in" svg:height="0.2004in" svg:x="3.202in" svg:y="1.9256in" draw:control="control30"/><draw:control text:anchor-type="paragraph" draw:z-index="32" draw:style-name="gr1" draw:text-style-name="P2" svg:width="2.5524in" svg:height="0.1913in" svg:x="4.3134in" svg:y="1.9256in" draw:control="control31"/><draw:control text:anchor-type="paragraph" draw:z-index="33" draw:style-name="gr1" draw:text-style-name="P2" svg:width="6.2941in" svg:height="1.0512in" svg:x="0.5717in" svg:y="2.6374in" draw:control="control32"/><draw:control text:anchor-type="paragraph" draw:z-index="34" draw:style-name="gr1" draw:text-style-name="P2" svg:width="6.3024in" svg:height="1.0248in" svg:x="0.5717in" svg:y="3.6882in" draw:control="control33"/><draw:control text:anchor-type="paragraph" draw:z-index="35" draw:style-name="gr1" draw:text-style-name="P2" svg:width="6.3114in" svg:height="1.0421in" svg:x="0.5717in" svg:y="4.7126in" draw:control="control34"/><draw:control text:anchor-type="paragraph" draw:z-index="36" draw:style-name="gr1" draw:text-style-name="P2" svg:width="6.285in" svg:height="1.0331in" svg:x="0.5717in" svg:y="5.7543in" draw:control="control35"/><draw:control text:anchor-type="paragraph" draw:z-index="37" draw:style-name="gr1" draw:text-style-name="P2" svg:width="6.285in" svg:height="1.0335in" svg:x="0.5717in" svg:y="6.7866in" draw:control="control36"/><draw:control text:anchor-type="paragraph" draw:z-index="38" draw:style-name="gr1" draw:text-style-name="P2" svg:width="6.2768in" svg:height="1.0331in" svg:x="0.5717in" svg:y="7.8201in" draw:control="control37"/><draw:control text:anchor-type="paragraph" draw:z-index="39" draw:style-name="gr1" draw:text-style-name="P2" svg:width="2.3358in" svg:height="0.2689in" svg:x="0.1028in" svg:y="9.1047in" draw:control="control38"/><draw:control text:anchor-type="paragraph" draw:z-index="40" draw:style-name="gr1" draw:text-style-name="P2" svg:width="2.387in" svg:height="0.2689in" svg:x="2.4382in" svg:y="9.1047in" draw:control="control39"/><draw:control text:anchor-type="paragraph" draw:z-index="41" draw:style-name="gr1" draw:text-style-name="P2" svg:width="2.0406in" svg:height="0.2689in" svg:x="4.8252in" svg:y="9.1047in" draw:control="control40"/></text:p>
      <text:p text:style-name="tagesberichte"><draw:frame draw:style-name="fr2" draw:name="graphics3" text:anchor-type="paragraph" svg:width="8.4752in" svg:height="11in" draw:z-index="42"><draw:image xlink:href="Pictures/10000000000004D8000006DA153A7095.png" xlink:type="simple" xlink:show="embed" xlink:actuate="onLoad"/></draw:frame><draw:control text:anchor-type="paragraph" draw:z-index="43" draw:style-name="gr1" draw:text-style-name="P2" svg:width="0.4169in" svg:height="0.2087in" svg:x="2.4209in" svg:y="0.0429in" draw:control="control41"/><draw:control text:anchor-type="paragraph" draw:z-index="44" draw:style-name="gr1" draw:text-style-name="P2" svg:width="0.9807in" svg:height="0.2177in" svg:x="4.5909in" svg:y="0.0339in" draw:control="control42"/><draw:control text:anchor-type="paragraph" draw:z-index="45" draw:style-name="gr1" draw:text-style-name="P2" svg:width="0.9551in" svg:height="0.226in" svg:x="5.8665in" svg:y="0.0339in" draw:control="control43"/><draw:control text:anchor-type="paragraph" draw:z-index="46" draw:style-name="gr1" draw:text-style-name="P2" svg:width="6.3543in" svg:height="1.285in" svg:x="0.511in" svg:y="0.9366in" draw:control="control44"/><draw:control text:anchor-type="paragraph" draw:z-index="47" draw:style-name="gr1" draw:text-style-name="P2" svg:width="6.3717in" svg:height="1.2504in" svg:x="0.511in" svg:y="2.2217in" draw:control="control45"/><draw:control text:anchor-type="paragraph" draw:z-index="48" draw:style-name="gr1" draw:text-style-name="P2" svg:width="6.3717in" svg:height="1.2594in" svg:x="0.511in" svg:y="3.4717in" draw:control="control46"/><draw:control text:anchor-type="paragraph" draw:z-index="49" draw:style-name="gr1" draw:text-style-name="P2" svg:width="6.3803in" svg:height="1.2677in" svg:x="0.511in" svg:y="4.7307in" draw:control="control47"/><draw:control text:anchor-type="paragraph" draw:z-index="50" draw:style-name="gr1" draw:text-style-name="P2" svg:width="6.3803in" svg:height="1.2677in" svg:x="0.511in" svg:y="5.998in" draw:control="control48"/><draw:control text:anchor-type="paragraph" draw:z-index="51" draw:style-name="gr1" draw:text-style-name="P2" svg:width="6.363in" svg:height="1.2587in" svg:x="0.511in" svg:y="7.2654in" draw:control="control49"/><draw:control text:anchor-type="paragraph" draw:z-index="52" draw:style-name="gr1" draw:text-style-name="P2" svg:width="2.2224in" svg:height="0.3386in" svg:x="0.0598in" svg:y="9.0535in" draw:control="control50"/><draw:control text:anchor-type="paragraph" draw:z-index="53" draw:style-name="gr1" draw:text-style-name="P2" svg:width="2.4134in" svg:height="0.3303in" svg:x="2.2819in" svg:y="9.0535in" draw:control="control51"/><draw:control text:anchor-type="paragraph" draw:z-index="54" draw:style-name="gr1" draw:text-style-name="P2" svg:width="2.1358in" svg:height="0.3303in" svg:x="4.6953in" svg:y="9.0535in" draw:control="control52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gesberichte" style:family="paragraph" style:parent-style-name="Standard" style:class="text">
      <style:paragraph-properties fo:line-height="0.1in">
        <style:tab-stops/>
      </style:paragraph-properties>
      <style:text-properties fo:font-size="8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thar Langer</meta:initial-creator>
    <meta:creation-date>2012-09-21T13:23:08</meta:creation-date>
    <dc:date>2012-09-24T10:45:44</dc:date>
    <dc:creator>Lothar Langer</dc:creator>
    <meta:editing-duration>PT64H21M24S</meta:editing-duration>
    <meta:editing-cycles>6</meta:editing-cycles>
    <meta:generator>OpenOffice.org/3.2$Unix OpenOffice.org_project/320m12$Build-9483</meta:generator>
    <meta:document-statistic meta:table-count="0" meta:image-count="3" meta:object-count="0" meta:page-count="2" meta:paragraph-count="0" meta:word-count="0" meta:character-count="0"/>
  </office:meta>
</office:document-meta>
</file>